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ame of project</text:h>
      <text:p text:style-name="Text_20_body"/>
      <text:h text:style-name="Heading_20_1" text:outline-level="1">So, how should this awesome program work?</text:h>
      <text:p text:style-name="Text_20_body">As I see it, there really is no use of doing anything except what actionscript/flash allready did when it comes to working with 2d-assets. So if we do something "as good as flash" when it comes to creating assets and stuff we are good to go.</text:p>
      <text:h text:style-name="Heading_20_2" text:outline-level="2">How should this be achieved?</text:h>
      <text:p text:style-name="Text_20_body">Basically it all boils down to copying the same functionality found in flash and then applying that to some "code base" that can be "converted to c#" or something similar as "c++" in runtime. This is done by doing the code and functionality in a non-binary form so it's possible to convert it in another step.</text:p>
      <text:h text:style-name="Heading_20_2" text:outline-level="2">How can this be built?</text:h>
      <text:p text:style-name="Text_20_body">Hmmm good question, writing the tool in c# maybe? And then outputting data into json or xml since that's an "easy to read" format.</text:p>
      <text:p text:style-name="Text_20_body">Regarding code files, I dunno, maybe it's easiest to adhere to C# or ActionScript as coding languages for the actual code files? I'm gonna go with ActionScript3 as of now and see where that leads [with the addition of everything is an object, but if you want to do ugly stuff, you do it in "asObject"-class]. And write a converter to "change it" into c# somewhere along the line by "generating" the code files [.cs].</text:p>
      <text:h text:style-name="Heading_20_1" text:outline-level="1">Backlog [what needs to be done?]:</text:h>
      <text:p text:style-name="Text_20_body">For all the following you should be able to add them to "root/stage"</text:p>
      <text:list xml:id="list42528796" text:style-name="L1">
        <text:list-item>
          <text:p text:style-name="P1">Primitives (rectangles, circles)</text:p>
        </text:list-item>
        <text:list-item>
          <text:p text:style-name="P1">Text</text:p>
        </text:list-item>
        <text:list-item>
          <text:p text:style-name="P1">Button for "rectangle"</text:p>
        </text:list-item>
        <text:list-item>
          <text:p text:style-name="P1">Button for "text"</text:p>
        </text:list-item>
        <text:list-item>
          <text:p text:style-name="P1">Drag "rectangle"</text:p>
        </text:list-item>
        <text:list-item>
          <text:p text:style-name="P1">Select "rectangle"</text:p>
        </text:list-item>
        <text:list-item>
          <text:p text:style-name="P1">Move tool "rectangle"</text:p>
        </text:list-item>
        <text:list-item>
          <text:p text:style-name="P1">Create Instance of "rectangle"</text:p>
        </text:list-item>
        <text:list-item>
          <text:p text:style-name="P1"/>
        </text:list-item>
      </text:list>
      <text:h text:style-name="Heading_20_3" text:outline-level="3">Help functionality specifics:</text:h>
      <text:list xml:id="list42536223" text:style-name="L2">
        <text:list-item>
          <text:p text:style-name="P2">Layers</text:p>
        </text:list-item>
        <text:list-item>
          <text:p text:style-name="P2">Frames and keyframes</text:p>
        </text:list-item>
        <text:list-item>
          <text:p text:style-name="P2">Naming variables</text:p>
        </text:list-item>
        <text:list-item>
          <text:p text:style-name="P2"><text:soft-page-break/>Serializing data into xml</text:p>
        </text:list-item>
        <text:list-item>
          <text:p text:style-name="P2">Loading from serialized data</text:p>
        </text:list-item>
      </text:list>
      <text:h text:style-name="Heading_20_3" text:outline-level="3">Basic structure</text:h>
      <text:list xml:id="list42557018" text:style-name="L3">
        <text:list-item>
          <text:p text:style-name="P3">Object [c# object] with toString-functionality</text:p>
        </text:list-item>
        <text:list-item>
          <text:p text:style-name="P3">asObject [lookup table]</text:p>
        </text:list-item>
        <text:list-item>
          <text:p text:style-name="P3">DisplayObject</text:p>
          <text:list>
            <text:list-item>
              <text:p text:style-name="P3">Rectangle</text:p>
            </text:list-item>
            <text:list-item>
              <text:p text:style-name="P3">TextField</text:p>
            </text:list-item>
            <text:list-item>
              <text:p text:style-name="P3">DisplayObjectContainer</text:p>
              <text:list>
                <text:list-item>
                  <text:p text:style-name="P3">Sprite</text:p>
                </text:list-item>
                <text:list-item>
                  <text:p text:style-name="P3">MovieClip</text:p>
                </text:list-item>
              </text:list>
            </text:list-item>
          </text:list>
        </text:list-item>
      </text:list>
      <text:h text:style-name="Heading_20_2" text:outline-level="2">Functionality DisplayObject</text:h>
      <text:list xml:id="list42641501" text:style-name="L4">
        <text:list-item>
          <text:p text:style-name="P4">width</text:p>
        </text:list-item>
        <text:list-item>
          <text:p text:style-name="P4">height</text:p>
        </text:list-item>
        <text:list-item>
          <text:p text:style-name="P4">x</text:p>
        </text:list-item>
        <text:list-item>
          <text:p text:style-name="P4">y</text:p>
        </text:list-item>
        <text:list-item>
          <text:p text:style-name="P4">z [purely for "rotation purposes and doing 3d-effects"]</text:p>
        </text:list-item>
        <text:list-item>
          <text:p text:style-name="P4">scaleX</text:p>
        </text:list-item>
        <text:list-item>
          <text:p text:style-name="P4">scaleY</text:p>
        </text:list-item>
        <text:list-item>
          <text:p text:style-name="P4">scaleZ [purely for "rotation purposes and doing 3d-effects"]</text:p>
        </text:list-item>
        <text:list-item>
          <text:p text:style-name="P4">rotationX</text:p>
        </text:list-item>
        <text:list-item>
          <text:p text:style-name="P4">rotationY</text:p>
        </text:list-item>
        <text:list-item>
          <text:p text:style-name="P4">rotationZ [purely for "rotation purposes and doing 3d-effects"]</text:p>
        </text:list-item>
        <text:list-item>
          <text:p text:style-name="P4">bounds</text:p>
        </text:list-item>
        <text:list-item>
          <text:p text:style-name="P4">right [get]</text:p>
        </text:list-item>
        <text:list-item>
          <text:p text:style-name="P4">bottom [get]</text:p>
        </text:list-item>
        <text:list-item>
          <text:p text:style-name="P4">pivotPoint [get/set] – [0..1, 0..1, 0.5] [helpclass topLeft, topRight, center, bottomRight, ...]</text:p>
        </text:list-item>
        <text:list-item>
          <text:p text:style-name="P4">parent [DisplayObject]</text:p>
        </text:list-item>
        <text:list-item>
          <text:p text:style-name="P4">Matrix/Quaternion instead of x,y,z,width,height, scaleX, scaleY, scaleZ, roationX, rotationY, rotationZ</text:p>
        </text:list-item>
        <text:list-item>
          <text:p text:style-name="P4">visible [bool]</text:p>
        </text:list-item>
      </text:list>
      <text:h text:style-name="Heading_20_2" text:outline-level="2">Functionality MovieClip extends DisplayObject</text:h>
      <text:list xml:id="list43162320" text:style-name="L5">
        <text:list-item>
          <text:p text:style-name="P5">Timeline</text:p>
        </text:list-item>
        <text:list-item>
          <text:p text:style-name="P5"><text:soft-page-break/>Layer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1M50S</meta:editing-duration>
    <meta:editing-cycles>51</meta:editing-cycles>
    <meta:generator>OpenOffice.org/3.3$Win32 OpenOffice.org_project/330m20$Build-9567</meta:generator>
    <dc:date>2012-12-18T23:05:55.60</dc:date>
    <dc:creator>Daniel Dahlkvist</dc:creator>
    <meta:document-statistic meta:table-count="0" meta:image-count="0" meta:object-count="0" meta:page-count="3" meta:paragraph-count="55" meta:word-count="406" meta:character-count="2350"/>
    <meta:user-defined meta:name="Info 1"/>
    <meta:user-defined meta:name="Info 2"/>
    <meta:user-defined meta:name="Info 3"/>
    <meta:user-defined meta:name="Info 4"/>
  </office:meta>
</office:document-meta>
</file>